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726cm" svg:y="0.316cm">
            <draw:object draw:notify-on-update-of-ranges="Sheet1.B28:Sheet1.B51 Sheet1.E3:Sheet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84cm" svg:height="8.995cm" svg:x="15.106cm" svg:y="11.922cm">
            <draw:object draw:notify-on-update-of-ranges="Sheet1.A28:Sheet1.A51 Sheet1.E28:Sheet1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, К</text:p>
          </table:table-cell>
          <table:table-cell office:value-type="string" calcext:value-type="string">
            <text:p>l_ниж, см</text:p>
          </table:table-cell>
          <table:table-cell office:value-type="string" calcext:value-type="string">
            <text:p>l_верх, см</text:p>
          </table:table-cell>
          <table:table-cell table:number-columns-repeated="5"/>
        </table:table-row>
        <table:table-row table:style-name="ro1">
          <table:table-cell office:value-type="float" office:value="23.04" calcext:value-type="float">
            <text:p>23,04</text:p>
          </table:table-cell>
          <table:table-cell table:number-columns-repeated="7"/>
        </table:table-row>
        <table:table-row table:style-name="ro1">
          <table:table-cell office:value-type="float" office:value="24.04" calcext:value-type="float">
            <text:p>24,04</text:p>
          </table:table-cell>
          <table:table-cell office:value-type="float" office:value="6.6" calcext:value-type="float">
            <text:p>6,6</text:p>
          </table:table-cell>
          <table:table-cell office:value-type="float" office:value="8.8" calcext:value-type="float">
            <text:p>8,8</text:p>
          </table:table-cell>
          <table:table-cell table:formula="of:=[.C3]-[.B3]" office:value-type="float" office:value="2.2" calcext:value-type="float">
            <text:p>2,2</text:p>
          </table:table-cell>
          <table:table-cell table:formula="of:=[.D3]*1333.2" office:value-type="float" office:value="2933.04" calcext:value-type="float">
            <text:p>2933,04</text:p>
          </table:table-cell>
          <table:table-cell table:number-columns-repeated="3"/>
        </table:table-row>
        <table:table-row table:style-name="ro1">
          <table:table-cell office:value-type="float" office:value="25.04" calcext:value-type="float">
            <text:p>25,04</text:p>
          </table:table-cell>
          <table:table-cell office:value-type="float" office:value="6.55" calcext:value-type="float">
            <text:p>6,55</text:p>
          </table:table-cell>
          <table:table-cell office:value-type="float" office:value="8.87" calcext:value-type="float">
            <text:p>8,87</text:p>
          </table:table-cell>
          <table:table-cell table:formula="of:=[.C4]-[.B4]" office:value-type="float" office:value="2.32" calcext:value-type="float">
            <text:p>2,32</text:p>
          </table:table-cell>
          <table:table-cell table:formula="of:=[.D4]*1333.2" office:value-type="float" office:value="3093.024" calcext:value-type="float">
            <text:p>3093,024</text:p>
          </table:table-cell>
          <table:table-cell table:number-columns-repeated="3"/>
        </table:table-row>
        <table:table-row table:style-name="ro1">
          <table:table-cell office:value-type="float" office:value="26.04" calcext:value-type="float">
            <text:p>26,04</text:p>
          </table:table-cell>
          <table:table-cell office:value-type="float" office:value="6.48" calcext:value-type="float">
            <text:p>6,48</text:p>
          </table:table-cell>
          <table:table-cell office:value-type="float" office:value="8.92" calcext:value-type="float">
            <text:p>8,92</text:p>
          </table:table-cell>
          <table:table-cell table:formula="of:=[.C5]-[.B5]" office:value-type="float" office:value="2.44" calcext:value-type="float">
            <text:p>2,44</text:p>
          </table:table-cell>
          <table:table-cell table:formula="of:=[.D5]*1333.2" office:value-type="float" office:value="3253.008" calcext:value-type="float">
            <text:p>3253,008</text:p>
          </table:table-cell>
          <table:table-cell table:number-columns-repeated="3"/>
        </table:table-row>
        <table:table-row table:style-name="ro1">
          <table:table-cell office:value-type="float" office:value="27.04" calcext:value-type="float">
            <text:p>27,04</text:p>
          </table:table-cell>
          <table:table-cell office:value-type="float" office:value="6.34" calcext:value-type="float">
            <text:p>6,34</text:p>
          </table:table-cell>
          <table:table-cell office:value-type="float" office:value="8.95" calcext:value-type="float">
            <text:p>8,95</text:p>
          </table:table-cell>
          <table:table-cell table:formula="of:=[.C6]-[.B6]" office:value-type="float" office:value="2.61" calcext:value-type="float">
            <text:p>2,61</text:p>
          </table:table-cell>
          <table:table-cell table:formula="of:=[.D6]*1333.2" office:value-type="float" office:value="3479.652" calcext:value-type="float">
            <text:p>3479,652</text:p>
          </table:table-cell>
          <table:table-cell table:number-columns-repeated="3"/>
        </table:table-row>
        <table:table-row table:style-name="ro1">
          <table:table-cell office:value-type="float" office:value="28.04" calcext:value-type="float">
            <text:p>28,04</text:p>
          </table:table-cell>
          <table:table-cell office:value-type="float" office:value="6.24" calcext:value-type="float">
            <text:p>6,24</text:p>
          </table:table-cell>
          <table:table-cell office:value-type="float" office:value="9" calcext:value-type="float">
            <text:p>9</text:p>
          </table:table-cell>
          <table:table-cell table:formula="of:=[.C7]-[.B7]" office:value-type="float" office:value="2.76" calcext:value-type="float">
            <text:p>2,76</text:p>
          </table:table-cell>
          <table:table-cell table:formula="of:=[.D7]*1333.2" office:value-type="float" office:value="3679.632" calcext:value-type="float">
            <text:p>3679,632</text:p>
          </table:table-cell>
          <table:table-cell table:number-columns-repeated="3"/>
        </table:table-row>
        <table:table-row table:style-name="ro1">
          <table:table-cell office:value-type="float" office:value="29.04" calcext:value-type="float">
            <text:p>29,04</text:p>
          </table:table-cell>
          <table:table-cell office:value-type="float" office:value="6.14" calcext:value-type="float">
            <text:p>6,14</text:p>
          </table:table-cell>
          <table:table-cell office:value-type="float" office:value="9.09" calcext:value-type="float">
            <text:p>9,09</text:p>
          </table:table-cell>
          <table:table-cell table:formula="of:=[.C8]-[.B8]" office:value-type="float" office:value="2.95" calcext:value-type="float">
            <text:p>2,95</text:p>
          </table:table-cell>
          <table:table-cell table:formula="of:=[.D8]*1333.2" office:value-type="float" office:value="3932.94" calcext:value-type="float">
            <text:p>3932,94</text:p>
          </table:table-cell>
          <table:table-cell table:number-columns-repeated="3"/>
        </table:table-row>
        <table:table-row table:style-name="ro1">
          <table:table-cell office:value-type="float" office:value="30.04" calcext:value-type="float">
            <text:p>30,04</text:p>
          </table:table-cell>
          <table:table-cell office:value-type="float" office:value="6.08" calcext:value-type="float">
            <text:p>6,08</text:p>
          </table:table-cell>
          <table:table-cell office:value-type="float" office:value="9.14" calcext:value-type="float">
            <text:p>9,14</text:p>
          </table:table-cell>
          <table:table-cell table:formula="of:=[.C9]-[.B9]" office:value-type="float" office:value="3.06" calcext:value-type="float">
            <text:p>3,06</text:p>
          </table:table-cell>
          <table:table-cell table:formula="of:=[.D9]*1333.2" office:value-type="float" office:value="4079.592" calcext:value-type="float">
            <text:p>4079,592</text:p>
          </table:table-cell>
          <table:table-cell table:number-columns-repeated="3"/>
        </table:table-row>
        <table:table-row table:style-name="ro1">
          <table:table-cell office:value-type="float" office:value="31.04" calcext:value-type="float">
            <text:p>31,04</text:p>
          </table:table-cell>
          <table:table-cell office:value-type="float" office:value="6" calcext:value-type="float">
            <text:p>6</text:p>
          </table:table-cell>
          <table:table-cell office:value-type="float" office:value="9.26" calcext:value-type="float">
            <text:p>9,26</text:p>
          </table:table-cell>
          <table:table-cell table:formula="of:=[.C10]-[.B10]" office:value-type="float" office:value="3.26" calcext:value-type="float">
            <text:p>3,26</text:p>
          </table:table-cell>
          <table:table-cell table:formula="of:=[.D10]*1333.2" office:value-type="float" office:value="4346.232" calcext:value-type="float">
            <text:p>4346,232</text:p>
          </table:table-cell>
          <table:table-cell table:number-columns-repeated="3"/>
        </table:table-row>
        <table:table-row table:style-name="ro1">
          <table:table-cell office:value-type="float" office:value="32.04" calcext:value-type="float">
            <text:p>32,04</text:p>
          </table:table-cell>
          <table:table-cell office:value-type="float" office:value="5.93" calcext:value-type="float">
            <text:p>5,93</text:p>
          </table:table-cell>
          <table:table-cell office:value-type="float" office:value="9.32" calcext:value-type="float">
            <text:p>9,32</text:p>
          </table:table-cell>
          <table:table-cell table:formula="of:=[.C11]-[.B11]" office:value-type="float" office:value="3.39" calcext:value-type="float">
            <text:p>3,39</text:p>
          </table:table-cell>
          <table:table-cell table:formula="of:=[.D11]*1333.2" office:value-type="float" office:value="4519.548" calcext:value-type="float">
            <text:p>4519,548</text:p>
          </table:table-cell>
          <table:table-cell table:number-columns-repeated="3"/>
        </table:table-row>
        <table:table-row table:style-name="ro1">
          <table:table-cell office:value-type="float" office:value="33.04" calcext:value-type="float">
            <text:p>33,04</text:p>
          </table:table-cell>
          <table:table-cell office:value-type="float" office:value="5.83" calcext:value-type="float">
            <text:p>5,83</text:p>
          </table:table-cell>
          <table:table-cell office:value-type="float" office:value="9.46" calcext:value-type="float">
            <text:p>9,46</text:p>
          </table:table-cell>
          <table:table-cell table:formula="of:=[.C12]-[.B12]" office:value-type="float" office:value="3.63" calcext:value-type="float">
            <text:p>3,63</text:p>
          </table:table-cell>
          <table:table-cell table:formula="of:=[.D12]*1333.2" office:value-type="float" office:value="4839.516" calcext:value-type="float">
            <text:p>4839,516</text:p>
          </table:table-cell>
          <table:table-cell table:number-columns-repeated="3"/>
        </table:table-row>
        <table:table-row table:style-name="ro1">
          <table:table-cell office:value-type="float" office:value="34.04" calcext:value-type="float">
            <text:p>34,04</text:p>
          </table:table-cell>
          <table:table-cell office:value-type="float" office:value="5.73" calcext:value-type="float">
            <text:p>5,73</text:p>
          </table:table-cell>
          <table:table-cell office:value-type="float" office:value="9.57" calcext:value-type="float">
            <text:p>9,57</text:p>
          </table:table-cell>
          <table:table-cell table:formula="of:=[.C13]-[.B13]" office:value-type="float" office:value="3.84" calcext:value-type="float">
            <text:p>3,84</text:p>
          </table:table-cell>
          <table:table-cell table:formula="of:=[.D13]*1333.2" office:value-type="float" office:value="5119.488" calcext:value-type="float">
            <text:p>5119,488</text:p>
          </table:table-cell>
          <table:table-cell table:number-columns-repeated="3"/>
        </table:table-row>
        <table:table-row table:style-name="ro1">
          <table:table-cell office:value-type="float" office:value="35.04" calcext:value-type="float">
            <text:p>35,04</text:p>
          </table:table-cell>
          <table:table-cell office:value-type="float" office:value="5.7" calcext:value-type="float">
            <text:p>5,7</text:p>
          </table:table-cell>
          <table:table-cell office:value-type="float" office:value="9.65" calcext:value-type="float">
            <text:p>9,65</text:p>
          </table:table-cell>
          <table:table-cell table:formula="of:=[.C14]-[.B14]" office:value-type="float" office:value="3.95" calcext:value-type="float">
            <text:p>3,95</text:p>
          </table:table-cell>
          <table:table-cell table:formula="of:=[.D14]*1333.2" office:value-type="float" office:value="5266.14" calcext:value-type="float">
            <text:p>5266,14</text:p>
          </table:table-cell>
          <table:table-cell table:number-columns-repeated="3"/>
        </table:table-row>
        <table:table-row table:style-name="ro1">
          <table:table-cell office:value-type="float" office:value="36.04" calcext:value-type="float">
            <text:p>36,04</text:p>
          </table:table-cell>
          <table:table-cell office:value-type="float" office:value="5.5" calcext:value-type="float">
            <text:p>5,5</text:p>
          </table:table-cell>
          <table:table-cell office:value-type="float" office:value="9.73" calcext:value-type="float">
            <text:p>9,73</text:p>
          </table:table-cell>
          <table:table-cell table:formula="of:=[.C15]-[.B15]" office:value-type="float" office:value="4.23" calcext:value-type="float">
            <text:p>4,23</text:p>
          </table:table-cell>
          <table:table-cell table:formula="of:=[.D15]*1333.2" office:value-type="float" office:value="5639.436" calcext:value-type="float">
            <text:p>5639,436</text:p>
          </table:table-cell>
          <table:table-cell table:number-columns-repeated="3"/>
        </table:table-row>
        <table:table-row table:style-name="ro1">
          <table:table-cell office:value-type="float" office:value="37.04" calcext:value-type="float">
            <text:p>37,04</text:p>
          </table:table-cell>
          <table:table-cell office:value-type="float" office:value="5.39" calcext:value-type="float">
            <text:p>5,39</text:p>
          </table:table-cell>
          <table:table-cell office:value-type="float" office:value="9.9" calcext:value-type="float">
            <text:p>9,9</text:p>
          </table:table-cell>
          <table:table-cell table:formula="of:=[.C16]-[.B16]" office:value-type="float" office:value="4.51" calcext:value-type="float">
            <text:p>4,51</text:p>
          </table:table-cell>
          <table:table-cell table:formula="of:=[.D16]*1333.2" office:value-type="float" office:value="6012.732" calcext:value-type="float">
            <text:p>6012,732</text:p>
          </table:table-cell>
          <table:table-cell table:number-columns-repeated="3"/>
        </table:table-row>
        <table:table-row table:style-name="ro1">
          <table:table-cell office:value-type="float" office:value="38.04" calcext:value-type="float">
            <text:p>38,04</text:p>
          </table:table-cell>
          <table:table-cell office:value-type="float" office:value="5.25" calcext:value-type="float">
            <text:p>5,25</text:p>
          </table:table-cell>
          <table:table-cell office:value-type="float" office:value="10" calcext:value-type="float">
            <text:p>10</text:p>
          </table:table-cell>
          <table:table-cell table:formula="of:=[.C17]-[.B17]" office:value-type="float" office:value="4.75" calcext:value-type="float">
            <text:p>4,75</text:p>
          </table:table-cell>
          <table:table-cell table:formula="of:=[.D17]*1333.2" office:value-type="float" office:value="6332.7" calcext:value-type="float">
            <text:p>6332,7</text:p>
          </table:table-cell>
          <table:table-cell table:number-columns-repeated="3"/>
        </table:table-row>
        <table:table-row table:style-name="ro1">
          <table:table-cell office:value-type="float" office:value="39.04" calcext:value-type="float">
            <text:p>39,04</text:p>
          </table:table-cell>
          <table:table-cell office:value-type="float" office:value="5.13" calcext:value-type="float">
            <text:p>5,13</text:p>
          </table:table-cell>
          <table:table-cell office:value-type="float" office:value="10.22" calcext:value-type="float">
            <text:p>10,22</text:p>
          </table:table-cell>
          <table:table-cell table:formula="of:=[.C18]-[.B18]" office:value-type="float" office:value="5.09" calcext:value-type="float">
            <text:p>5,09</text:p>
          </table:table-cell>
          <table:table-cell table:formula="of:=[.D18]*1333.2" office:value-type="float" office:value="6785.988" calcext:value-type="float">
            <text:p>6785,988</text:p>
          </table:table-cell>
          <table:table-cell table:number-columns-repeated="3"/>
        </table:table-row>
        <table:table-row table:style-name="ro1">
          <table:table-cell office:value-type="float" office:value="40.04" calcext:value-type="float">
            <text:p>40,04</text:p>
          </table:table-cell>
          <table:table-cell office:value-type="float" office:value="5" calcext:value-type="float">
            <text:p>5</text:p>
          </table:table-cell>
          <table:table-cell office:value-type="float" office:value="10.28" calcext:value-type="float">
            <text:p>10,28</text:p>
          </table:table-cell>
          <table:table-cell table:formula="of:=[.C19]-[.B19]" office:value-type="float" office:value="5.28" calcext:value-type="float">
            <text:p>5,28</text:p>
          </table:table-cell>
          <table:table-cell table:formula="of:=[.D19]*1333.2" office:value-type="float" office:value="7039.296" calcext:value-type="float">
            <text:p>7039,296</text:p>
          </table:table-cell>
          <table:table-cell table:number-columns-repeated="3"/>
        </table:table-row>
        <table:table-row table:style-name="ro1">
          <table:table-cell office:value-type="float" office:value="39.04" calcext:value-type="float">
            <text:p>39,04</text:p>
          </table:table-cell>
          <table:table-cell office:value-type="float" office:value="5.15" calcext:value-type="float">
            <text:p>5,15</text:p>
          </table:table-cell>
          <table:table-cell office:value-type="float" office:value="10.19" calcext:value-type="float">
            <text:p>10,19</text:p>
          </table:table-cell>
          <table:table-cell table:formula="of:=[.C20]-[.B20]" office:value-type="float" office:value="5.04" calcext:value-type="float">
            <text:p>5,04</text:p>
          </table:table-cell>
          <table:table-cell table:formula="of:=[.D20]*1333.2" office:value-type="float" office:value="6719.328" calcext:value-type="float">
            <text:p>6719,328</text:p>
          </table:table-cell>
          <table:table-cell table:number-columns-repeated="3"/>
        </table:table-row>
        <table:table-row table:style-name="ro1">
          <table:table-cell office:value-type="float" office:value="36.74" calcext:value-type="float">
            <text:p>36,74</text:p>
          </table:table-cell>
          <table:table-cell office:value-type="float" office:value="5.39" calcext:value-type="float">
            <text:p>5,39</text:p>
          </table:table-cell>
          <table:table-cell office:value-type="float" office:value="9.94" calcext:value-type="float">
            <text:p>9,94</text:p>
          </table:table-cell>
          <table:table-cell table:formula="of:=[.C21]-[.B21]" office:value-type="float" office:value="4.55" calcext:value-type="float">
            <text:p>4,55</text:p>
          </table:table-cell>
          <table:table-cell table:formula="of:=[.D21]*1333.2" office:value-type="float" office:value="6066.06" calcext:value-type="float">
            <text:p>6066,06</text:p>
          </table:table-cell>
          <table:table-cell table:number-columns-repeated="3"/>
        </table:table-row>
        <table:table-row table:style-name="ro1">
          <table:table-cell office:value-type="float" office:value="35.34" calcext:value-type="float">
            <text:p>35,34</text:p>
          </table:table-cell>
          <table:table-cell office:value-type="float" office:value="5.58" calcext:value-type="float">
            <text:p>5,58</text:p>
          </table:table-cell>
          <table:table-cell office:value-type="float" office:value="9.75" calcext:value-type="float">
            <text:p>9,75</text:p>
          </table:table-cell>
          <table:table-cell table:formula="of:=[.C22]-[.B22]" office:value-type="float" office:value="4.17" calcext:value-type="float">
            <text:p>4,17</text:p>
          </table:table-cell>
          <table:table-cell table:formula="of:=[.D22]*1333.2" office:value-type="float" office:value="5559.444" calcext:value-type="float">
            <text:p>5559,444</text:p>
          </table:table-cell>
          <table:table-cell table:number-columns-repeated="3"/>
        </table:table-row>
        <table:table-row table:style-name="ro1">
          <table:table-cell office:value-type="float" office:value="33.73" calcext:value-type="float">
            <text:p>33,73</text:p>
          </table:table-cell>
          <table:table-cell office:value-type="float" office:value="5.72" calcext:value-type="float">
            <text:p>5,72</text:p>
          </table:table-cell>
          <table:table-cell office:value-type="float" office:value="9.6" calcext:value-type="float">
            <text:p>9,6</text:p>
          </table:table-cell>
          <table:table-cell table:formula="of:=[.C23]-[.B23]" office:value-type="float" office:value="3.88" calcext:value-type="float">
            <text:p>3,88</text:p>
          </table:table-cell>
          <table:table-cell table:formula="of:=[.D23]*1333.2" office:value-type="float" office:value="5172.816" calcext:value-type="float">
            <text:p>5172,816</text:p>
          </table:table-cell>
          <table:table-cell table:number-columns-repeated="3"/>
        </table:table-row>
        <table:table-row table:style-name="ro1">
          <table:table-cell office:value-type="float" office:value="32.83" calcext:value-type="float">
            <text:p>32,83</text:p>
          </table:table-cell>
          <table:table-cell office:value-type="float" office:value="5.83" calcext:value-type="float">
            <text:p>5,83</text:p>
          </table:table-cell>
          <table:table-cell office:value-type="float" office:value="9.5" calcext:value-type="float">
            <text:p>9,5</text:p>
          </table:table-cell>
          <table:table-cell table:formula="of:=[.C24]-[.B24]" office:value-type="float" office:value="3.67" calcext:value-type="float">
            <text:p>3,67</text:p>
          </table:table-cell>
          <table:table-cell table:formula="of:=[.D24]*1333.2" office:value-type="float" office:value="4892.844" calcext:value-type="float">
            <text:p>4892,844</text:p>
          </table:table-cell>
          <table:table-cell table:number-columns-repeated="3"/>
        </table:table-row>
        <table:table-row table:style-name="ro1">
          <table:table-cell office:value-type="float" office:value="30.85" calcext:value-type="float">
            <text:p>30,85</text:p>
          </table:table-cell>
          <table:table-cell office:value-type="float" office:value="6.025" calcext:value-type="float">
            <text:p>6,025</text:p>
          </table:table-cell>
          <table:table-cell office:value-type="float" office:value="9.3" calcext:value-type="float">
            <text:p>9,3</text:p>
          </table:table-cell>
          <table:table-cell table:formula="of:=[.C25]-[.B25]" office:value-type="float" office:value="3.275" calcext:value-type="float">
            <text:p>3,275</text:p>
          </table:table-cell>
          <table:table-cell table:formula="of:=[.D25]*1333.2" office:value-type="float" office:value="4366.23" calcext:value-type="float">
            <text:p>4366,23</text:p>
          </table:table-cell>
          <table:table-cell table:number-columns-repeated="3"/>
        </table:table-row>
        <table:table-row table:style-name="ro1">
          <table:table-cell office:value-type="float" office:value="28.69" calcext:value-type="float">
            <text:p>28,69</text:p>
          </table:table-cell>
          <table:table-cell office:value-type="float" office:value="6.2" calcext:value-type="float">
            <text:p>6,2</text:p>
          </table:table-cell>
          <table:table-cell office:value-type="float" office:value="9.11" calcext:value-type="float">
            <text:p>9,11</text:p>
          </table:table-cell>
          <table:table-cell table:formula="of:=[.C26]-[.B26]" office:value-type="float" office:value="2.91" calcext:value-type="float">
            <text:p>2,91</text:p>
          </table:table-cell>
          <table:table-cell table:formula="of:=[.D26]*1333.2" office:value-type="float" office:value="3879.612" calcext:value-type="float">
            <text:p>3879,61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formula="of:=1/([.A3]+273.15)" office:value-type="float" office:value="0.0033648507688684" calcext:value-type="float">
            <text:p>0,0033648507688684</text:p>
          </table:table-cell>
          <table:table-cell table:formula="of:=[.A3]+273.15" office:value-type="float" office:value="297.19" calcext:value-type="float">
            <text:p>297,19</text:p>
          </table:table-cell>
          <table:table-cell office:value-type="float" office:value="1" calcext:value-type="float">
            <text:p>1</text:p>
          </table:table-cell>
          <table:table-cell/>
          <table:table-cell table:formula="of:=LN([.E3])" office:value-type="float" office:value="7.98379470679786" calcext:value-type="float">
            <text:p>7,98379470679786</text:p>
          </table:table-cell>
          <table:table-cell table:number-columns-repeated="3"/>
        </table:table-row>
        <table:table-row table:style-name="ro1">
          <table:table-cell table:formula="of:=1/([.A4]+273.15)" office:value-type="float" office:value="0.00335356651799188" calcext:value-type="float">
            <text:p>0,00335356651799188</text:p>
          </table:table-cell>
          <table:table-cell table:formula="of:=[.A4]+273.15" office:value-type="float" office:value="298.19" calcext:value-type="float">
            <text:p>298,19</text:p>
          </table:table-cell>
          <table:table-cell table:formula="of:=[.C28]+1" office:value-type="float" office:value="2" calcext:value-type="float">
            <text:p>2</text:p>
          </table:table-cell>
          <table:table-cell/>
          <table:table-cell table:formula="of:=LN([.E4])" office:value-type="float" office:value="8.0369045321118" calcext:value-type="float">
            <text:p>8,0369045321118</text:p>
          </table:table-cell>
          <table:table-cell table:number-columns-repeated="3"/>
        </table:table-row>
        <table:table-row table:style-name="ro1">
          <table:table-cell table:formula="of:=1/([.A5]+273.15)" office:value-type="float" office:value="0.00334235769912096" calcext:value-type="float">
            <text:p>0,00334235769912096</text:p>
          </table:table-cell>
          <table:table-cell table:formula="of:=[.A5]+273.15" office:value-type="float" office:value="299.19" calcext:value-type="float">
            <text:p>299,19</text:p>
          </table:table-cell>
          <table:table-cell table:formula="of:=[.C29]+1" office:value-type="float" office:value="3" calcext:value-type="float">
            <text:p>3</text:p>
          </table:table-cell>
          <table:table-cell/>
          <table:table-cell table:formula="of:=LN([.E5])" office:value-type="float" office:value="8.0873353857387" calcext:value-type="float">
            <text:p>8,0873353857387</text:p>
          </table:table-cell>
          <table:table-cell table:number-columns-repeated="3"/>
        </table:table-row>
        <table:table-row table:style-name="ro1">
          <table:table-cell table:formula="of:=1/([.A6]+273.15)" office:value-type="float" office:value="0.003331223558413" calcext:value-type="float">
            <text:p>0,003331223558413</text:p>
          </table:table-cell>
          <table:table-cell table:formula="of:=[.A6]+273.15" office:value-type="float" office:value="300.19" calcext:value-type="float">
            <text:p>300,19</text:p>
          </table:table-cell>
          <table:table-cell table:formula="of:=[.C30]+1" office:value-type="float" office:value="4" calcext:value-type="float">
            <text:p>4</text:p>
          </table:table-cell>
          <table:table-cell/>
          <table:table-cell table:formula="of:=LN([.E6])" office:value-type="float" office:value="8.15468756776819" calcext:value-type="float">
            <text:p>8,15468756776819</text:p>
          </table:table-cell>
          <table:table-cell table:number-columns-repeated="3"/>
        </table:table-row>
        <table:table-row table:style-name="ro1">
          <table:table-cell table:formula="of:=1/([.A7]+273.15)" office:value-type="float" office:value="0.00332016335203692" calcext:value-type="float">
            <text:p>0,00332016335203692</text:p>
          </table:table-cell>
          <table:table-cell table:formula="of:=[.A7]+273.15" office:value-type="float" office:value="301.19" calcext:value-type="float">
            <text:p>301,19</text:p>
          </table:table-cell>
          <table:table-cell table:formula="of:=[.C31]+1" office:value-type="float" office:value="5" calcext:value-type="float">
            <text:p>5</text:p>
          </table:table-cell>
          <table:table-cell/>
          <table:table-cell table:formula="of:=LN([.E7])" office:value-type="float" office:value="8.21056802616264" calcext:value-type="float">
            <text:p>8,21056802616264</text:p>
          </table:table-cell>
          <table:table-cell table:number-columns-repeated="3"/>
        </table:table-row>
        <table:table-row table:style-name="ro1">
          <table:table-cell table:formula="of:=1/([.A8]+273.15)" office:value-type="float" office:value="0.00330917634600748" calcext:value-type="float">
            <text:p>0,00330917634600748</text:p>
          </table:table-cell>
          <table:table-cell table:formula="of:=[.A8]+273.15" office:value-type="float" office:value="302.19" calcext:value-type="float">
            <text:p>302,19</text:p>
          </table:table-cell>
          <table:table-cell table:formula="of:=[.C32]+1" office:value-type="float" office:value="6" calcext:value-type="float">
            <text:p>6</text:p>
          </table:table-cell>
          <table:table-cell/>
          <table:table-cell table:formula="of:=LN([.E8])" office:value-type="float" office:value="8.27714251678531" calcext:value-type="float">
            <text:p>8,27714251678531</text:p>
          </table:table-cell>
          <table:table-cell table:number-columns-repeated="3"/>
        </table:table-row>
        <table:table-row table:style-name="ro1">
          <table:table-cell table:formula="of:=1/([.A9]+273.15)" office:value-type="float" office:value="0.00329826181602296" calcext:value-type="float">
            <text:p>0,00329826181602296</text:p>
          </table:table-cell>
          <table:table-cell table:formula="of:=[.A9]+273.15" office:value-type="float" office:value="303.19" calcext:value-type="float">
            <text:p>303,19</text:p>
          </table:table-cell>
          <table:table-cell table:formula="of:=[.C33]+1" office:value-type="float" office:value="7" calcext:value-type="float">
            <text:p>7</text:p>
          </table:table-cell>
          <table:table-cell/>
          <table:table-cell table:formula="of:=LN([.E9])" office:value-type="float" office:value="8.31375226239788" calcext:value-type="float">
            <text:p>8,31375226239788</text:p>
          </table:table-cell>
          <table:table-cell table:number-columns-repeated="3"/>
        </table:table-row>
        <table:table-row table:style-name="ro1">
          <table:table-cell table:formula="of:=1/([.A10]+273.15)" office:value-type="float" office:value="0.00328741904730596" calcext:value-type="float">
            <text:p>0,00328741904730596</text:p>
          </table:table-cell>
          <table:table-cell table:formula="of:=[.A10]+273.15" office:value-type="float" office:value="304.19" calcext:value-type="float">
            <text:p>304,19</text:p>
          </table:table-cell>
          <table:table-cell table:formula="of:=[.C34]+1" office:value-type="float" office:value="8" calcext:value-type="float">
            <text:p>8</text:p>
          </table:table-cell>
          <table:table-cell/>
          <table:table-cell table:formula="of:=LN([.E10])" office:value-type="float" office:value="8.3770645418122" calcext:value-type="float">
            <text:p>8,3770645418122</text:p>
          </table:table-cell>
          <table:table-cell table:number-columns-repeated="3"/>
        </table:table-row>
        <table:table-row table:style-name="ro1">
          <table:table-cell table:formula="of:=1/([.A11]+273.15)" office:value-type="float" office:value="0.00327664733444739" calcext:value-type="float">
            <text:p>0,00327664733444739</text:p>
          </table:table-cell>
          <table:table-cell table:formula="of:=[.A11]+273.15" office:value-type="float" office:value="305.19" calcext:value-type="float">
            <text:p>305,19</text:p>
          </table:table-cell>
          <table:table-cell table:formula="of:=[.C35]+1" office:value-type="float" office:value="9" calcext:value-type="float">
            <text:p>9</text:p>
          </table:table-cell>
          <table:table-cell/>
          <table:table-cell table:formula="of:=LN([.E11])" office:value-type="float" office:value="8.41616726782594" calcext:value-type="float">
            <text:p>8,41616726782594</text:p>
          </table:table-cell>
          <table:table-cell table:number-columns-repeated="3"/>
        </table:table-row>
        <table:table-row table:style-name="ro1">
          <table:table-cell table:formula="of:=1/([.A12]+273.15)" office:value-type="float" office:value="0.00326594598125347" calcext:value-type="float">
            <text:p>0,00326594598125347</text:p>
          </table:table-cell>
          <table:table-cell table:formula="of:=[.A12]+273.15" office:value-type="float" office:value="306.19" calcext:value-type="float">
            <text:p>306,19</text:p>
          </table:table-cell>
          <table:table-cell table:formula="of:=[.C36]+1" office:value-type="float" office:value="10" calcext:value-type="float">
            <text:p>10</text:p>
          </table:table-cell>
          <table:table-cell/>
          <table:table-cell table:formula="of:=LN([.E12])" office:value-type="float" office:value="8.48456999471035" calcext:value-type="float">
            <text:p>8,48456999471035</text:p>
          </table:table-cell>
          <table:table-cell table:number-columns-repeated="3"/>
        </table:table-row>
        <table:table-row table:style-name="ro1">
          <table:table-cell table:formula="of:=1/([.A13]+273.15)" office:value-type="float" office:value="0.00325531430059572" calcext:value-type="float">
            <text:p>0,00325531430059572</text:p>
          </table:table-cell>
          <table:table-cell table:formula="of:=[.A13]+273.15" office:value-type="float" office:value="307.19" calcext:value-type="float">
            <text:p>307,19</text:p>
          </table:table-cell>
          <table:table-cell table:formula="of:=[.C37]+1" office:value-type="float" office:value="11" calcext:value-type="float">
            <text:p>11</text:p>
          </table:table-cell>
          <table:table-cell/>
          <table:table-cell table:formula="of:=LN([.E13])" office:value-type="float" office:value="8.54080971303322" calcext:value-type="float">
            <text:p>8,54080971303322</text:p>
          </table:table-cell>
          <table:table-cell table:number-columns-repeated="3"/>
        </table:table-row>
        <table:table-row table:style-name="ro1">
          <table:table-cell table:formula="of:=1/([.A14]+273.15)" office:value-type="float" office:value="0.00324475161426393" calcext:value-type="float">
            <text:p>0,00324475161426393</text:p>
          </table:table-cell>
          <table:table-cell table:formula="of:=[.A14]+273.15" office:value-type="float" office:value="308.19" calcext:value-type="float">
            <text:p>308,19</text:p>
          </table:table-cell>
          <table:table-cell table:formula="of:=[.C38]+1" office:value-type="float" office:value="12" calcext:value-type="float">
            <text:p>12</text:p>
          </table:table-cell>
          <table:table-cell/>
          <table:table-cell table:formula="of:=LN([.E14])" office:value-type="float" office:value="8.56905292534661" calcext:value-type="float">
            <text:p>8,56905292534661</text:p>
          </table:table-cell>
          <table:table-cell table:number-columns-repeated="3"/>
        </table:table-row>
        <table:table-row table:style-name="ro1">
          <table:table-cell table:formula="of:=1/([.A15]+273.15)" office:value-type="float" office:value="0.00323425725282189" calcext:value-type="float">
            <text:p>0,00323425725282189</text:p>
          </table:table-cell>
          <table:table-cell table:formula="of:=[.A15]+273.15" office:value-type="float" office:value="309.19" calcext:value-type="float">
            <text:p>309,19</text:p>
          </table:table-cell>
          <table:table-cell table:formula="of:=[.C39]+1" office:value-type="float" office:value="13" calcext:value-type="float">
            <text:p>13</text:p>
          </table:table-cell>
          <table:table-cell/>
          <table:table-cell table:formula="of:=LN([.E15])" office:value-type="float" office:value="8.63753933949177" calcext:value-type="float">
            <text:p>8,63753933949177</text:p>
          </table:table-cell>
          <table:table-cell table:number-columns-repeated="3"/>
        </table:table-row>
        <table:table-row table:style-name="ro1">
          <table:table-cell table:formula="of:=1/([.A16]+273.15)" office:value-type="float" office:value="0.003223830555466" calcext:value-type="float">
            <text:p>0,003223830555466</text:p>
          </table:table-cell>
          <table:table-cell table:formula="of:=[.A16]+273.15" office:value-type="float" office:value="310.19" calcext:value-type="float">
            <text:p>310,19</text:p>
          </table:table-cell>
          <table:table-cell table:formula="of:=[.C40]+1" office:value-type="float" office:value="14" calcext:value-type="float">
            <text:p>14</text:p>
          </table:table-cell>
          <table:table-cell/>
          <table:table-cell table:formula="of:=LN([.E16])" office:value-type="float" office:value="8.70163449994817" calcext:value-type="float">
            <text:p>8,70163449994817</text:p>
          </table:table-cell>
          <table:table-cell table:number-columns-repeated="3"/>
        </table:table-row>
        <table:table-row table:style-name="ro1">
          <table:table-cell table:formula="of:=1/([.A17]+273.15)" office:value-type="float" office:value="0.00321347086988656" calcext:value-type="float">
            <text:p>0,00321347086988656</text:p>
          </table:table-cell>
          <table:table-cell table:formula="of:=[.A17]+273.15" office:value-type="float" office:value="311.19" calcext:value-type="float">
            <text:p>311,19</text:p>
          </table:table-cell>
          <table:table-cell table:formula="of:=[.C41]+1" office:value-type="float" office:value="15" calcext:value-type="float">
            <text:p>15</text:p>
          </table:table-cell>
          <table:table-cell/>
          <table:table-cell table:formula="of:=LN([.E17])" office:value-type="float" office:value="8.75348196448013" calcext:value-type="float">
            <text:p>8,75348196448013</text:p>
          </table:table-cell>
          <table:table-cell table:number-columns-repeated="3"/>
        </table:table-row>
        <table:table-row table:style-name="ro1">
          <table:table-cell table:formula="of:=1/([.A18]+273.15)" office:value-type="float" office:value="0.00320317755213171" calcext:value-type="float">
            <text:p>0,00320317755213171</text:p>
          </table:table-cell>
          <table:table-cell table:formula="of:=[.A18]+273.15" office:value-type="float" office:value="312.19" calcext:value-type="float">
            <text:p>312,19</text:p>
          </table:table-cell>
          <table:table-cell table:formula="of:=[.C42]+1" office:value-type="float" office:value="16" calcext:value-type="float">
            <text:p>16</text:p>
          </table:table-cell>
          <table:table-cell/>
          <table:table-cell table:formula="of:=LN([.E18])" office:value-type="float" office:value="8.82261517699602" calcext:value-type="float">
            <text:p>8,82261517699602</text:p>
          </table:table-cell>
          <table:table-cell table:number-columns-repeated="3"/>
        </table:table-row>
        <table:table-row table:style-name="ro1">
          <table:table-cell table:formula="of:=1/([.A19]+273.15)" office:value-type="float" office:value="0.00319294996647403" calcext:value-type="float">
            <text:p>0,00319294996647403</text:p>
          </table:table-cell>
          <table:table-cell table:formula="of:=[.A19]+273.15" office:value-type="float" office:value="313.19" calcext:value-type="float">
            <text:p>313,19</text:p>
          </table:table-cell>
          <table:table-cell table:formula="of:=[.C43]+1" office:value-type="float" office:value="17" calcext:value-type="float">
            <text:p>17</text:p>
          </table:table-cell>
          <table:table-cell/>
          <table:table-cell table:formula="of:=LN([.E19])" office:value-type="float" office:value="8.85926344415175" calcext:value-type="float">
            <text:p>8,85926344415175</text:p>
          </table:table-cell>
          <table:table-cell table:number-columns-repeated="3"/>
        </table:table-row>
        <table:table-row table:style-name="ro1">
          <table:table-cell table:formula="of:=1/([.A20]+273.15)" office:value-type="float" office:value="0.00320317755213171" calcext:value-type="float">
            <text:p>0,00320317755213171</text:p>
          </table:table-cell>
          <table:table-cell table:formula="of:=[.A20]+273.15" office:value-type="float" office:value="312.19" calcext:value-type="float">
            <text:p>312,19</text:p>
          </table:table-cell>
          <table:table-cell table:formula="of:=[.C44]+1" office:value-type="float" office:value="18" calcext:value-type="float">
            <text:p>18</text:p>
          </table:table-cell>
          <table:table-cell/>
          <table:table-cell table:formula="of:=LN([.E20])" office:value-type="float" office:value="8.81274342851686" calcext:value-type="float">
            <text:p>8,81274342851686</text:p>
          </table:table-cell>
          <table:table-cell table:number-columns-repeated="3"/>
        </table:table-row>
        <table:table-row table:style-name="ro1">
          <table:table-cell table:formula="of:=1/([.A21]+273.15)" office:value-type="float" office:value="0.00322695149891897" calcext:value-type="float">
            <text:p>0,00322695149891897</text:p>
          </table:table-cell>
          <table:table-cell table:formula="of:=[.A21]+273.15" office:value-type="float" office:value="309.89" calcext:value-type="float">
            <text:p>309,89</text:p>
          </table:table-cell>
          <table:table-cell table:formula="of:=[.C45]+1" office:value-type="float" office:value="19" calcext:value-type="float">
            <text:p>19</text:p>
          </table:table-cell>
          <table:table-cell/>
          <table:table-cell table:formula="of:=LN([.E21])" office:value-type="float" office:value="8.71046457939644" calcext:value-type="float">
            <text:p>8,71046457939644</text:p>
          </table:table-cell>
          <table:table-cell table:number-columns-repeated="3"/>
        </table:table-row>
        <table:table-row table:style-name="ro1">
          <table:table-cell table:formula="of:=1/([.A22]+273.15)" office:value-type="float" office:value="0.00324159616195014" calcext:value-type="float">
            <text:p>0,00324159616195014</text:p>
          </table:table-cell>
          <table:table-cell table:formula="of:=[.A22]+273.15" office:value-type="float" office:value="308.49" calcext:value-type="float">
            <text:p>308,49</text:p>
          </table:table-cell>
          <table:table-cell table:formula="of:=[.C46]+1" office:value-type="float" office:value="20" calcext:value-type="float">
            <text:p>20</text:p>
          </table:table-cell>
          <table:table-cell/>
          <table:table-cell table:formula="of:=LN([.E22])" office:value-type="float" office:value="8.6232533822443" calcext:value-type="float">
            <text:p>8,6232533822443</text:p>
          </table:table-cell>
          <table:table-cell table:number-columns-repeated="3"/>
        </table:table-row>
        <table:table-row table:style-name="ro1">
          <table:table-cell table:formula="of:=1/([.A23]+273.15)" office:value-type="float" office:value="0.00325860271115746" calcext:value-type="float">
            <text:p>0,00325860271115746</text:p>
          </table:table-cell>
          <table:table-cell table:formula="of:=[.A23]+273.15" office:value-type="float" office:value="306.88" calcext:value-type="float">
            <text:p>306,88</text:p>
          </table:table-cell>
          <table:table-cell table:formula="of:=[.C47]+1" office:value-type="float" office:value="21" calcext:value-type="float">
            <text:p>21</text:p>
          </table:table-cell>
          <table:table-cell/>
          <table:table-cell table:formula="of:=LN([.E23])" office:value-type="float" office:value="8.55117250006877" calcext:value-type="float">
            <text:p>8,55117250006877</text:p>
          </table:table-cell>
          <table:table-cell table:number-columns-repeated="3"/>
        </table:table-row>
        <table:table-row table:style-name="ro1">
          <table:table-cell table:formula="of:=1/([.A24]+273.15)" office:value-type="float" office:value="0.00326818746323289" calcext:value-type="float">
            <text:p>0,00326818746323289</text:p>
          </table:table-cell>
          <table:table-cell table:formula="of:=[.A24]+273.15" office:value-type="float" office:value="305.98" calcext:value-type="float">
            <text:p>305,98</text:p>
          </table:table-cell>
          <table:table-cell table:formula="of:=[.C48]+1" office:value-type="float" office:value="22" calcext:value-type="float">
            <text:p>22</text:p>
          </table:table-cell>
          <table:table-cell/>
          <table:table-cell table:formula="of:=LN([.E24])" office:value-type="float" office:value="8.49552900850006" calcext:value-type="float">
            <text:p>8,49552900850006</text:p>
          </table:table-cell>
          <table:table-cell table:number-columns-repeated="3"/>
        </table:table-row>
        <table:table-row table:style-name="ro1">
          <table:table-cell table:formula="of:=1/([.A25]+273.15)" office:value-type="float" office:value="0.00328947368421053" calcext:value-type="float">
            <text:p>0,00328947368421053</text:p>
          </table:table-cell>
          <table:table-cell table:formula="of:=[.A25]+273.15" office:value-type="float" office:value="304" calcext:value-type="float">
            <text:p>304</text:p>
          </table:table-cell>
          <table:table-cell table:formula="of:=[.C49]+1" office:value-type="float" office:value="23" calcext:value-type="float">
            <text:p>23</text:p>
          </table:table-cell>
          <table:table-cell/>
          <table:table-cell table:formula="of:=LN([.E25])" office:value-type="float" office:value="8.3816552155208" calcext:value-type="float">
            <text:p>8,3816552155208</text:p>
          </table:table-cell>
          <table:table-cell table:number-columns-repeated="3"/>
        </table:table-row>
        <table:table-row table:style-name="ro1">
          <table:table-cell table:formula="of:=1/([.A26]+273.15)" office:value-type="float" office:value="0.00331301351709515" calcext:value-type="float">
            <text:p>0,00331301351709515</text:p>
          </table:table-cell>
          <table:table-cell table:formula="of:=[.A26]+273.15" office:value-type="float" office:value="301.84" calcext:value-type="float">
            <text:p>301,84</text:p>
          </table:table-cell>
          <table:table-cell table:formula="of:=[.C50]+1" office:value-type="float" office:value="24" calcext:value-type="float">
            <text:p>24</text:p>
          </table:table-cell>
          <table:table-cell/>
          <table:table-cell table:formula="of:=LN([.E26])" office:value-type="float" office:value="8.26349042761699" calcext:value-type="float">
            <text:p>8,2634904276169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xy</text:p>
          </table:table-cell>
          <table:table-cell table:formula="of:=SUM([.A54:.A77])/24" office:value-type="float" office:value="0.0276688001720003" calcext:value-type="float">
            <text:p>0,0276688001720003</text:p>
          </table:table-cell>
          <table:table-cell office:value-type="string" calcext:value-type="string">
            <text:p>X^2</text:p>
          </table:table-cell>
          <table:table-cell table:formula="of:=SUM([.C54:.C77])/24" office:value-type="float" office:value="0.0000107057519356571" calcext:value-type="float">
            <text:p>1,07057519356571E-05</text:p>
          </table:table-cell>
          <table:table-cell office:value-type="string" calcext:value-type="string">
            <text:p>y</text:p>
          </table:table-cell>
          <table:table-cell table:formula="of:=SUM([.E28:.E51])/24" office:value-type="float" office:value="8.46102885030928" calcext:value-type="float">
            <text:p>8,46102885030928</text:p>
          </table:table-cell>
          <table:table-cell table:number-columns-repeated="2"/>
        </table:table-row>
        <table:table-row table:style-name="ro1">
          <table:table-cell table:formula="of:=[.A28]*[.E28]" office:value-type="float" office:value="0.0268642777576562" calcext:value-type="float">
            <text:p>0,0268642777576562</text:p>
          </table:table-cell>
          <table:table-cell table:style-name="ce1"/>
          <table:table-cell table:formula="of:=[.A28]*[.A28]" office:value-type="float" office:value="0.0000113222206967543" calcext:value-type="float">
            <text:p>1,13222206967543E-05</text:p>
          </table:table-cell>
          <table:table-cell/>
          <table:table-cell office:value-type="string" calcext:value-type="string">
            <text:p>x</text:p>
          </table:table-cell>
          <table:table-cell table:formula="of:=SUM([.A28:.A51])/24" office:value-type="float" office:value="0.00327159863007521" calcext:value-type="float">
            <text:p>0,00327159863007521</text:p>
          </table:table-cell>
          <table:table-cell table:number-columns-repeated="2"/>
        </table:table-row>
        <table:table-row table:style-name="ro1">
          <table:table-cell table:formula="of:=[.A29]*[.E29]" office:value-type="float" office:value="0.0269522939471874" calcext:value-type="float">
            <text:p>0,0269522939471874</text:p>
          </table:table-cell>
          <table:table-cell/>
          <table:table-cell table:formula="of:=[.A29]*[.A29]" office:value-type="float" office:value="0.0000112464083905962" calcext:value-type="float">
            <text:p>1,12464083905962E-05</text:p>
          </table:table-cell>
          <table:table-cell table:number-columns-repeated="5"/>
        </table:table-row>
        <table:table-row table:style-name="ro1">
          <table:table-cell table:formula="of:=[.A30]*[.E30]" office:value-type="float" office:value="0.0270307676918971" calcext:value-type="float">
            <text:p>0,0270307676918971</text:p>
          </table:table-cell>
          <table:table-cell/>
          <table:table-cell table:formula="of:=[.A30]*[.A30]" office:value-type="float" office:value="0.0000111713549888732" calcext:value-type="float">
            <text:p>1,11713549888732E-05</text:p>
          </table:table-cell>
          <table:table-cell/>
          <table:table-cell office:value-type="string" calcext:value-type="string">
            <text:p>b</text:p>
          </table:table-cell>
          <table:table-cell table:formula="of:=([.B53]-[.F53]*[.F54])/([.D53]-[.F54]^2)" office:value-type="float" office:value="-5133.03334100469" calcext:value-type="float">
            <text:p>-5133,03334100469</text:p>
          </table:table-cell>
          <table:table-cell/>
          <table:table-cell table:formula="of:=3.317*[.F56]/1000 +[.F57]" office:value-type="float" office:value="8.22798210475806" calcext:value-type="float">
            <text:p>8,22798210475806</text:p>
          </table:table-cell>
        </table:table-row>
        <table:table-row table:style-name="ro1">
          <table:table-cell table:formula="of:=[.A31]*[.E31]" office:value-type="float" office:value="0.027165087337247" calcext:value-type="float">
            <text:p>0,027165087337247</text:p>
          </table:table-cell>
          <table:table-cell/>
          <table:table-cell table:formula="of:=[.A31]*[.A31]" office:value-type="float" office:value="0.0000110970503961258" calcext:value-type="float">
            <text:p>1,10970503961258E-05</text:p>
          </table:table-cell>
          <table:table-cell/>
          <table:table-cell office:value-type="string" calcext:value-type="string">
            <text:p>a</text:p>
          </table:table-cell>
          <table:table-cell table:formula="of:=[.F53]-[.F56]*[.F54]" office:value-type="float" office:value="25.2542536968706" calcext:value-type="float">
            <text:p>25,2542536968706</text:p>
          </table:table-cell>
          <table:table-cell/>
          <table:table-cell table:formula="of:=3.34*[.F56]/1000 +[.F57]" office:value-type="float" office:value="8.10992233791496" calcext:value-type="float">
            <text:p>8,10992233791496</text:p>
          </table:table-cell>
        </table:table-row>
        <table:table-row table:style-name="ro1">
          <table:table-cell table:formula="of:=[.A32]*[.E32]" office:value-type="float" office:value="0.0272604270598713" calcext:value-type="float">
            <text:p>0,0272604270598713</text:p>
          </table:table-cell>
          <table:table-cell/>
          <table:table-cell table:formula="of:=[.A32]*[.A32]" office:value-type="float" office:value="0.000011023484684209" calcext:value-type="float">
            <text:p>1,1023484684209E-05</text:p>
          </table:table-cell>
          <table:table-cell table:number-columns-repeated="5"/>
        </table:table-row>
        <table:table-row table:style-name="ro1">
          <table:table-cell table:formula="of:=[.A33]*[.E33]" office:value-type="float" office:value="0.0273905242290788" calcext:value-type="float">
            <text:p>0,0273905242290788</text:p>
          </table:table-cell>
          <table:table-cell/>
          <table:table-cell table:formula="of:=[.A33]*[.A33]" office:value-type="float" office:value="0.0000109506480889754" calcext:value-type="float">
            <text:p>1,09506480889754E-05</text:p>
          </table:table-cell>
          <table:table-cell table:number-columns-repeated="5"/>
        </table:table-row>
        <table:table-row table:style-name="ro1">
          <table:table-cell table:formula="of:=[.A34]*[.E34]" office:value-type="float" office:value="0.0274209316349414" calcext:value-type="float">
            <text:p>0,0274209316349414</text:p>
          </table:table-cell>
          <table:table-cell/>
          <table:table-cell table:formula="of:=[.A34]*[.A34]" office:value-type="float" office:value="0.000010878531007035" calcext:value-type="float">
            <text:p>1,0878531007035E-05</text:p>
          </table:table-cell>
          <table:table-cell table:number-columns-repeated="5"/>
        </table:table-row>
        <table:table-row table:style-name="ro1">
          <table:table-cell table:formula="of:=[.A35]*[.E35]" office:value-type="float" office:value="0.0275389215352648" calcext:value-type="float">
            <text:p>0,0275389215352648</text:p>
          </table:table-cell>
          <table:table-cell/>
          <table:table-cell table:formula="of:=[.A35]*[.A35]" office:value-type="float" office:value="0.00001080712399259" calcext:value-type="float">
            <text:p>1,080712399259E-05</text:p>
          </table:table-cell>
          <table:table-cell table:number-columns-repeated="5"/>
        </table:table-row>
        <table:table-row table:style-name="ro1">
          <table:table-cell table:formula="of:=[.A36]*[.E36]" office:value-type="float" office:value="0.0275768120443853" calcext:value-type="float">
            <text:p>0,0275768120443853</text:p>
          </table:table-cell>
          <table:table-cell/>
          <table:table-cell table:formula="of:=[.A36]*[.A36]" office:value-type="float" office:value="0.0000107364177543412" calcext:value-type="float">
            <text:p>1,07364177543412E-05</text:p>
          </table:table-cell>
          <table:table-cell table:number-columns-repeated="5"/>
        </table:table-row>
        <table:table-row table:style-name="ro1">
          <table:table-cell table:formula="of:=[.A37]*[.E37]" office:value-type="float" office:value="0.027710147276888" calcext:value-type="float">
            <text:p>0,027710147276888</text:p>
          </table:table-cell>
          <table:table-cell/>
          <table:table-cell table:formula="of:=[.A37]*[.A37]" office:value-type="float" office:value="0.0000106664031524657" calcext:value-type="float">
            <text:p>1,06664031524657E-05</text:p>
          </table:table-cell>
          <table:table-cell table:number-columns-repeated="5"/>
        </table:table-row>
        <table:table-row table:style-name="ro1">
          <table:table-cell table:formula="of:=[.A38]*[.E38]" office:value-type="float" office:value="0.0278030199975039" calcext:value-type="float">
            <text:p>0,0278030199975039</text:p>
          </table:table-cell>
          <table:table-cell/>
          <table:table-cell table:formula="of:=[.A38]*[.A38]" office:value-type="float" office:value="0.000010597071195663" calcext:value-type="float">
            <text:p>1,0597071195663E-05</text:p>
          </table:table-cell>
          <table:table-cell table:number-columns-repeated="5"/>
        </table:table-row>
        <table:table-row table:style-name="ro1">
          <table:table-cell table:formula="of:=[.A39]*[.E39]" office:value-type="float" office:value="0.0278044483122315" calcext:value-type="float">
            <text:p>0,0278044483122315</text:p>
          </table:table-cell>
          <table:table-cell/>
          <table:table-cell table:formula="of:=[.A39]*[.A39]" office:value-type="float" office:value="0.0000105284130382684" calcext:value-type="float">
            <text:p>1,05284130382684E-05</text:p>
          </table:table-cell>
          <table:table-cell table:number-columns-repeated="5"/>
        </table:table-row>
        <table:table-row table:style-name="ro1">
          <table:table-cell table:formula="of:=[.A40]*[.E40]" office:value-type="float" office:value="0.0279360242552857" calcext:value-type="float">
            <text:p>0,0279360242552857</text:p>
          </table:table-cell>
          <table:table-cell/>
          <table:table-cell table:formula="of:=[.A40]*[.A40]" office:value-type="float" office:value="0.000010460419977431" calcext:value-type="float">
            <text:p>1,0460419977431E-05</text:p>
          </table:table-cell>
          <table:table-cell table:number-columns-repeated="5"/>
        </table:table-row>
        <table:table-row table:style-name="ro1">
          <table:table-cell table:formula="of:=[.A41]*[.E41]" office:value-type="float" office:value="0.0280525951834301" calcext:value-type="float">
            <text:p>0,0280525951834301</text:p>
          </table:table-cell>
          <table:table-cell/>
          <table:table-cell table:formula="of:=[.A41]*[.A41]" office:value-type="float" office:value="0.0000103930834503562" calcext:value-type="float">
            <text:p>1,03930834503562E-05</text:p>
          </table:table-cell>
          <table:table-cell table:number-columns-repeated="5"/>
        </table:table-row>
        <table:table-row table:style-name="ro1">
          <table:table-cell table:formula="of:=[.A42]*[.E42]" office:value-type="float" office:value="0.0281290593029343" calcext:value-type="float">
            <text:p>0,0281290593029343</text:p>
          </table:table-cell>
          <table:table-cell/>
          <table:table-cell table:formula="of:=[.A42]*[.A42]" office:value-type="float" office:value="0.0000103263950316095" calcext:value-type="float">
            <text:p>1,03263950316095E-05</text:p>
          </table:table-cell>
          <table:table-cell table:number-columns-repeated="5"/>
        </table:table-row>
        <table:table-row table:style-name="ro1">
          <table:table-cell table:formula="of:=[.A43]*[.E43]" office:value-type="float" office:value="0.0282604028860502" calcext:value-type="float">
            <text:p>0,0282604028860502</text:p>
          </table:table-cell>
          <table:table-cell/>
          <table:table-cell table:formula="of:=[.A43]*[.A43]" office:value-type="float" office:value="0.0000102603464304805" calcext:value-type="float">
            <text:p>1,02603464304805E-05</text:p>
          </table:table-cell>
          <table:table-cell table:number-columns-repeated="5"/>
        </table:table-row>
        <table:table-row table:style-name="ro1">
          <table:table-cell table:formula="of:=[.A44]*[.E44]" office:value-type="float" office:value="0.0282871849169889" calcext:value-type="float">
            <text:p>0,0282871849169889</text:p>
          </table:table-cell>
          <table:table-cell table:style-name="ce1"/>
          <table:table-cell table:formula="of:=[.A44]*[.A44]" office:value-type="float" office:value="0.0000101949294884065" calcext:value-type="float">
            <text:p>1,01949294884065E-05</text:p>
          </table:table-cell>
          <table:table-cell table:number-columns-repeated="5"/>
        </table:table-row>
        <table:table-row table:style-name="ro1">
          <table:table-cell table:formula="of:=[.A45]*[.E45]" office:value-type="float" office:value="0.0282287819229215" calcext:value-type="float">
            <text:p>0,0282287819229215</text:p>
          </table:table-cell>
          <table:table-cell/>
          <table:table-cell table:formula="of:=[.A45]*[.A45]" office:value-type="float" office:value="0.0000102603464304805" calcext:value-type="float">
            <text:p>1,02603464304805E-05</text:p>
          </table:table-cell>
          <table:table-cell table:number-columns-repeated="5"/>
        </table:table-row>
        <table:table-row table:style-name="ro1">
          <table:table-cell table:formula="of:=[.A46]*[.E46]" office:value-type="float" office:value="0.028108246730764" calcext:value-type="float">
            <text:p>0,028108246730764</text:p>
          </table:table-cell>
          <table:table-cell/>
          <table:table-cell table:formula="of:=[.A46]*[.A46]" office:value-type="float" office:value="0.0000104132159763754" calcext:value-type="float">
            <text:p>1,04132159763754E-05</text:p>
          </table:table-cell>
          <table:table-cell table:number-columns-repeated="5"/>
        </table:table-row>
        <table:table-row table:style-name="ro1">
          <table:table-cell table:formula="of:=[.A47]*[.E47]" office:value-type="float" office:value="0.0279531050674067" calcext:value-type="float">
            <text:p>0,0279531050674067</text:p>
          </table:table-cell>
          <table:table-cell/>
          <table:table-cell table:formula="of:=[.A47]*[.A47]" office:value-type="float" office:value="0.0000105079456771699" calcext:value-type="float">
            <text:p>1,05079456771699E-05</text:p>
          </table:table-cell>
          <table:table-cell table:number-columns-repeated="5"/>
        </table:table-row>
        <table:table-row table:style-name="ro1">
          <table:table-cell table:formula="of:=[.A48]*[.E48]" office:value-type="float" office:value="0.0278648738922992" calcext:value-type="float">
            <text:p>0,0278648738922992</text:p>
          </table:table-cell>
          <table:table-cell/>
          <table:table-cell table:formula="of:=[.A48]*[.A48]" office:value-type="float" office:value="0.0000106184916291627" calcext:value-type="float">
            <text:p>1,06184916291627E-05</text:p>
          </table:table-cell>
          <table:table-cell table:number-columns-repeated="5"/>
        </table:table-row>
        <table:table-row table:style-name="ro1">
          <table:table-cell table:formula="of:=[.A49]*[.E49]" office:value-type="float" office:value="0.0277649813991113" calcext:value-type="float">
            <text:p>0,0277649813991113</text:p>
          </table:table-cell>
          <table:table-cell/>
          <table:table-cell table:formula="of:=[.A49]*[.A49]" office:value-type="float" office:value="0.0000106810492948326" calcext:value-type="float">
            <text:p>1,06810492948326E-05</text:p>
          </table:table-cell>
          <table:table-cell table:number-columns-repeated="5"/>
        </table:table-row>
        <table:table-row table:style-name="ro1">
          <table:table-cell table:formula="of:=[.A50]*[.E50]" office:value-type="float" office:value="0.0275712342615816" calcext:value-type="float">
            <text:p>0,0275712342615816</text:p>
          </table:table-cell>
          <table:table-cell/>
          <table:table-cell table:formula="of:=[.A50]*[.A50]" office:value-type="float" office:value="0.0000108206371191136" calcext:value-type="float">
            <text:p>1,08206371191136E-05</text:p>
          </table:table-cell>
          <table:table-cell table:number-columns-repeated="5"/>
        </table:table-row>
        <table:table-row table:style-name="ro1">
          <table:table-cell table:formula="of:=[.A51]*[.E51]" office:value-type="float" office:value="0.0273770554850815" calcext:value-type="float">
            <text:p>0,0273770554850815</text:p>
          </table:table-cell>
          <table:table-cell/>
          <table:table-cell table:formula="of:=[.A51]*[.A51]" office:value-type="float" office:value="0.0000109760585644552" calcext:value-type="float">
            <text:p>1,09760585644552E-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Y^2</text:p>
          </table:table-cell>
          <table:table-cell table:formula="of:=SUM([.C80:.C103])/24" office:value-type="float" office:value="71.6522508298573" calcext:value-type="float">
            <text:p>71,65225082985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E28]^2" office:value-type="float" office:value="63.7409779202935" calcext:value-type="float">
            <text:p>63,740977920293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29]^2" office:value-type="float" office:value="64.5918344582793" calcext:value-type="float">
            <text:p>64,591834458279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0]^2" office:value-type="float" office:value="65.4049936414213" calcext:value-type="float">
            <text:p>65,40499364142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1]^2" office:value-type="float" office:value="66.498929327913" calcext:value-type="float">
            <text:p>66,4989293279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2]^2" office:value-type="float" office:value="67.4134273122443" calcext:value-type="float">
            <text:p>67,413427312244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3]^2" office:value-type="float" office:value="68.5110882431751" calcext:value-type="float">
            <text:p>68,51108824317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4]^2" office:value-type="float" office:value="69.1184766805258" calcext:value-type="float">
            <text:p>69,11847668052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5]^2" office:value-type="float" office:value="70.1752103376873" calcext:value-type="float">
            <text:p>70,175210337687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6]^2" office:value-type="float" office:value="70.8318714800248" calcext:value-type="float">
            <text:p>70,83187148002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7]^2" office:value-type="float" office:value="71.9879279951391" calcext:value-type="float">
            <text:p>71,987927995139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8]^2" office:value-type="float" office:value="72.9454305542426" calcext:value-type="float">
            <text:p>72,945430554242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39]^2" office:value-type="float" office:value="73.4286680373914" calcext:value-type="float">
            <text:p>73,42866803739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0]^2" office:value-type="float" office:value="74.607085841268" calcext:value-type="float">
            <text:p>74,60708584126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1]^2" office:value-type="float" office:value="75.7184429706883" calcext:value-type="float">
            <text:p>75,718442970688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2]^2" office:value-type="float" office:value="76.623446502479" calcext:value-type="float">
            <text:p>76,62344650247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3]^2" office:value-type="float" office:value="77.8385385613605" calcext:value-type="float">
            <text:p>77,83853856136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4]^2" office:value-type="float" office:value="78.4865487728836" calcext:value-type="float">
            <text:p>78,48654877288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5]^2" office:value-type="float" office:value="77.6644467368671" calcext:value-type="float">
            <text:p>77,664446736867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6]^2" office:value-type="float" office:value="75.8721931889201" calcext:value-type="float">
            <text:p>75,87219318892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7]^2" office:value-type="float" office:value="74.3604988943877" calcext:value-type="float">
            <text:p>74,36049889438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8]^2" office:value-type="float" office:value="73.1225511259323" calcext:value-type="float">
            <text:p>73,122551125932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49]^2" office:value-type="float" office:value="72.1740131342661" calcext:value-type="float">
            <text:p>72,174013134266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50]^2" office:value-type="float" office:value="70.252144151867" calcext:value-type="float">
            <text:p>70,2521441518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51]^2" office:value-type="float" office:value="68.2852740473176" calcext:value-type="float">
            <text:p>68,28527404731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11:22:16.58967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4:20:17.282024949</meta:creation-date>
    <meta:generator>LibreOffice/7.2.6.2$Linux_X86_64 LibreOffice_project/20$Build-2</meta:generator>
    <dc:date>2022-04-03T12:06:06.845340935</dc:date>
    <meta:editing-duration>PT4H7M6S</meta:editing-duration>
    <meta:editing-cycles>27</meta:editing-cycles>
    <meta:document-statistic meta:table-count="1" meta:cell-count="3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legend chart:legend-position="end" svg:x="13.501cm" svg:y="4.203cm" style:legend-expansion="high" chart:style-name="ch2"/>
        <chart:plot-area chart:style-name="ch3" table:cell-range-address="Sheet1.A28:Sheet1.A51 Sheet1.E28:Sheet1.E51" svg:x="0.319cm" svg:y="0.179cm" svg:width="12.863cm" svg:height="8.638cm">
          <chart:coordinate-region svg:x="1.064cm" svg:y="0.374cm" svg:width="11.578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8:Sheet1.E51" chart:class="chart:scatter">
            <chart:domain table:cell-range-address="Sheet1.A28:Sheet1.A51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648507688684">
                <text:p>0.0033648507688684</text:p>
                <draw:g>
                  <svg:desc>Sheet1.A28:Sheet1.A51</svg:desc>
                </draw:g>
              </table:table-cell>
              <table:table-cell office:value-type="float" office:value="7.98379470679786">
                <text:p>7.98379470679786</text:p>
                <draw:g>
                  <svg:desc>Sheet1.E28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35356651799188">
                <text:p>0.00335356651799188</text:p>
              </table:table-cell>
              <table:table-cell office:value-type="float" office:value="8.0369045321118">
                <text:p>8.0369045321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4235769912096">
                <text:p>0.00334235769912096</text:p>
              </table:table-cell>
              <table:table-cell office:value-type="float" office:value="8.0873353857387">
                <text:p>8.0873353857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31223558413">
                <text:p>0.003331223558413</text:p>
              </table:table-cell>
              <table:table-cell office:value-type="float" office:value="8.15468756776819">
                <text:p>8.15468756776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2016335203692">
                <text:p>0.00332016335203692</text:p>
              </table:table-cell>
              <table:table-cell office:value-type="float" office:value="8.21056802616264">
                <text:p>8.21056802616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30917634600748">
                <text:p>0.00330917634600748</text:p>
              </table:table-cell>
              <table:table-cell office:value-type="float" office:value="8.27714251678531">
                <text:p>8.27714251678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9826181602296">
                <text:p>0.00329826181602296</text:p>
              </table:table-cell>
              <table:table-cell office:value-type="float" office:value="8.31375226239788">
                <text:p>8.31375226239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8741904730596">
                <text:p>0.00328741904730596</text:p>
              </table:table-cell>
              <table:table-cell office:value-type="float" office:value="8.3770645418122">
                <text:p>8.3770645418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7664733444739">
                <text:p>0.00327664733444739</text:p>
              </table:table-cell>
              <table:table-cell office:value-type="float" office:value="8.41616726782594">
                <text:p>8.4161672678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6594598125347">
                <text:p>0.00326594598125347</text:p>
              </table:table-cell>
              <table:table-cell office:value-type="float" office:value="8.48456999471035">
                <text:p>8.48456999471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25531430059572">
                <text:p>0.00325531430059572</text:p>
              </table:table-cell>
              <table:table-cell office:value-type="float" office:value="8.54080971303322">
                <text:p>8.54080971303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4475161426393">
                <text:p>0.00324475161426393</text:p>
              </table:table-cell>
              <table:table-cell office:value-type="float" office:value="8.56905292534661">
                <text:p>8.569052925346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23425725282189">
                <text:p>0.00323425725282189</text:p>
              </table:table-cell>
              <table:table-cell office:value-type="float" office:value="8.63753933949177">
                <text:p>8.63753933949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23830555466">
                <text:p>0.003223830555466</text:p>
              </table:table-cell>
              <table:table-cell office:value-type="float" office:value="8.70163449994817">
                <text:p>8.70163449994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1347086988656">
                <text:p>0.00321347086988656</text:p>
              </table:table-cell>
              <table:table-cell office:value-type="float" office:value="8.75348196448013">
                <text:p>8.75348196448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20317755213171">
                <text:p>0.00320317755213171</text:p>
              </table:table-cell>
              <table:table-cell office:value-type="float" office:value="8.82261517699602">
                <text:p>8.82261517699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19294996647403">
                <text:p>0.00319294996647403</text:p>
              </table:table-cell>
              <table:table-cell office:value-type="float" office:value="8.85926344415175">
                <text:p>8.85926344415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20317755213171">
                <text:p>0.00320317755213171</text:p>
              </table:table-cell>
              <table:table-cell office:value-type="float" office:value="8.81274342851686">
                <text:p>8.81274342851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22695149891897">
                <text:p>0.00322695149891897</text:p>
              </table:table-cell>
              <table:table-cell office:value-type="float" office:value="8.71046457939644">
                <text:p>8.71046457939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24159616195014">
                <text:p>0.00324159616195014</text:p>
              </table:table-cell>
              <table:table-cell office:value-type="float" office:value="8.6232533822443">
                <text:p>8.6232533822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25860271115746">
                <text:p>0.00325860271115746</text:p>
              </table:table-cell>
              <table:table-cell office:value-type="float" office:value="8.55117250006877">
                <text:p>8.55117250006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6818746323289">
                <text:p>0.00326818746323289</text:p>
              </table:table-cell>
              <table:table-cell office:value-type="float" office:value="8.49552900850006">
                <text:p>8.49552900850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28947368421053">
                <text:p>0.00328947368421053</text:p>
              </table:table-cell>
              <table:table-cell office:value-type="float" office:value="8.3816552155208">
                <text:p>8.3816552155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31301351709515">
                <text:p>0.00331301351709515</text:p>
              </table:table-cell>
              <table:table-cell office:value-type="float" office:value="8.26349042761699">
                <text:p>8.263490427616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6cm" svg:y="4.205cm" style:legend-expansion="high" chart:style-name="ch2"/>
        <chart:plot-area chart:style-name="ch3" table:cell-range-address="Sheet1.B28:Sheet1.B51 Sheet1.E3:Sheet1.E26" svg:x="0.32cm" svg:y="0.18cm" svg:width="12.876cm" svg:height="8.64cm">
          <chart:coordinate-region svg:x="1.347cm" svg:y="0.375cm" svg:width="11.556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26" chart:class="chart:scatter">
            <chart:domain table:cell-range-address="Sheet1.B28:Sheet1.B51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.19">
                <text:p>297.19</text:p>
                <draw:g>
                  <svg:desc>Sheet1.B28:Sheet1.B51</svg:desc>
                </draw:g>
              </table:table-cell>
              <table:table-cell office:value-type="float" office:value="2933.04">
                <text:p>2933.04</text:p>
                <draw:g>
                  <svg:desc>Sheet1.E3:Sheet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19">
                <text:p>298.19</text:p>
              </table:table-cell>
              <table:table-cell office:value-type="float" office:value="3093.024">
                <text:p>3093.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.19">
                <text:p>299.19</text:p>
              </table:table-cell>
              <table:table-cell office:value-type="float" office:value="3253.008">
                <text:p>3253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.19">
                <text:p>300.19</text:p>
              </table:table-cell>
              <table:table-cell office:value-type="float" office:value="3479.652">
                <text:p>3479.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1.19">
                <text:p>301.19</text:p>
              </table:table-cell>
              <table:table-cell office:value-type="float" office:value="3679.632">
                <text:p>3679.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.19">
                <text:p>302.19</text:p>
              </table:table-cell>
              <table:table-cell office:value-type="float" office:value="3932.94">
                <text:p>3932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19">
                <text:p>303.19</text:p>
              </table:table-cell>
              <table:table-cell office:value-type="float" office:value="4079.592">
                <text:p>4079.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.19">
                <text:p>304.19</text:p>
              </table:table-cell>
              <table:table-cell office:value-type="float" office:value="4346.232">
                <text:p>4346.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5.19">
                <text:p>305.19</text:p>
              </table:table-cell>
              <table:table-cell office:value-type="float" office:value="4519.548">
                <text:p>4519.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.19">
                <text:p>306.19</text:p>
              </table:table-cell>
              <table:table-cell office:value-type="float" office:value="4839.516">
                <text:p>4839.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.19">
                <text:p>307.19</text:p>
              </table:table-cell>
              <table:table-cell office:value-type="float" office:value="5119.488">
                <text:p>5119.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.19">
                <text:p>308.19</text:p>
              </table:table-cell>
              <table:table-cell office:value-type="float" office:value="5266.14">
                <text:p>5266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.19">
                <text:p>309.19</text:p>
              </table:table-cell>
              <table:table-cell office:value-type="float" office:value="5639.436">
                <text:p>5639.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.19">
                <text:p>310.19</text:p>
              </table:table-cell>
              <table:table-cell office:value-type="float" office:value="6012.732">
                <text:p>6012.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1.19">
                <text:p>311.19</text:p>
              </table:table-cell>
              <table:table-cell office:value-type="float" office:value="6332.7">
                <text:p>6332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2.19">
                <text:p>312.19</text:p>
              </table:table-cell>
              <table:table-cell office:value-type="float" office:value="6785.988">
                <text:p>6785.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3.19">
                <text:p>313.19</text:p>
              </table:table-cell>
              <table:table-cell office:value-type="float" office:value="7039.296">
                <text:p>7039.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2.19">
                <text:p>312.19</text:p>
              </table:table-cell>
              <table:table-cell office:value-type="float" office:value="6719.328">
                <text:p>6719.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89">
                <text:p>309.89</text:p>
              </table:table-cell>
              <table:table-cell office:value-type="float" office:value="6066.06">
                <text:p>6066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.49">
                <text:p>308.49</text:p>
              </table:table-cell>
              <table:table-cell office:value-type="float" office:value="5559.444">
                <text:p>5559.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.88">
                <text:p>306.88</text:p>
              </table:table-cell>
              <table:table-cell office:value-type="float" office:value="5172.816">
                <text:p>5172.8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5.98">
                <text:p>305.98</text:p>
              </table:table-cell>
              <table:table-cell office:value-type="float" office:value="4892.844">
                <text:p>4892.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4">
                <text:p>304</text:p>
              </table:table-cell>
              <table:table-cell office:value-type="float" office:value="4366.23">
                <text:p>4366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.84">
                <text:p>301.84</text:p>
              </table:table-cell>
              <table:table-cell office:value-type="float" office:value="3879.612">
                <text:p>3879.6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